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16077e11" officeooo:paragraph-rsid="1671d6df"/>
    </style:style>
    <style:style style:name="P2" style:family="paragraph" style:parent-style-name="Text_20_body">
      <style:text-properties officeooo:rsid="1614bf47" officeooo:paragraph-rsid="165f3293"/>
    </style:style>
    <style:style style:name="P3" style:family="paragraph" style:parent-style-name="Text_20_body">
      <style:text-properties officeooo:rsid="1643527e" officeooo:paragraph-rsid="164e554e"/>
    </style:style>
    <style:style style:name="P4" style:family="paragraph" style:parent-style-name="Text_20_body">
      <style:text-properties officeooo:rsid="16489aa3" officeooo:paragraph-rsid="164a24d8"/>
    </style:style>
    <style:style style:name="P5" style:family="paragraph" style:parent-style-name="Text_20_body">
      <style:text-properties officeooo:rsid="164a24d8" officeooo:paragraph-rsid="164a24d8"/>
    </style:style>
    <style:style style:name="P6" style:family="paragraph" style:parent-style-name="Text_20_body">
      <style:text-properties officeooo:rsid="162bc251" officeooo:paragraph-rsid="162bc251"/>
    </style:style>
    <style:style style:name="P7" style:family="paragraph" style:parent-style-name="Text_20_body">
      <style:text-properties officeooo:rsid="165cb0e4" officeooo:paragraph-rsid="165cb0e4"/>
    </style:style>
    <style:style style:name="P8" style:family="paragraph" style:parent-style-name="Text_20_body">
      <style:text-properties officeooo:paragraph-rsid="1652758b"/>
    </style:style>
    <style:style style:name="P9" style:family="paragraph" style:parent-style-name="Text_20_body">
      <style:text-properties officeooo:rsid="1661c280" officeooo:paragraph-rsid="1661c280"/>
    </style:style>
    <style:style style:name="P10" style:family="paragraph" style:parent-style-name="Text_20_body">
      <style:text-properties officeooo:paragraph-rsid="16621073"/>
    </style:style>
    <style:style style:name="P11" style:family="paragraph" style:parent-style-name="Text_20_body">
      <style:text-properties officeooo:paragraph-rsid="16411921"/>
    </style:style>
    <style:style style:name="P12" style:family="paragraph" style:parent-style-name="Text_20_body">
      <style:text-properties officeooo:rsid="1668dd4e" officeooo:paragraph-rsid="1668dd4e"/>
    </style:style>
    <style:style style:name="P13" style:family="paragraph" style:parent-style-name="Text_20_body">
      <style:text-properties officeooo:paragraph-rsid="1671d6df"/>
    </style:style>
    <style:style style:name="P14" style:family="paragraph" style:parent-style-name="Heading_20_1" style:master-page-name="Standard">
      <style:paragraph-properties style:page-number="auto"/>
      <style:text-properties fo:font-variant="small-caps" style:use-window-font-color="true" style:font-name="Georgia1" fo:font-size="26pt" fo:letter-spacing="0.004cm" fo:language="cs" fo:country="CZ" fo:font-weight="bold" officeooo:rsid="164e554e" officeooo:paragraph-rsid="16750131" style:letter-kerning="true" style:font-name-asian="Times New Roman" style:font-size-asian="20pt" style:language-asian="zxx" style:country-asian="none" style:font-weight-asian="bold" style:font-name-complex="Arial" style:font-size-complex="16pt" style:language-complex="ar" style:country-complex="SA" style:font-weight-complex="bold"/>
    </style:style>
    <style:style style:name="P15" style:family="paragraph" style:parent-style-name="Heading_20_3">
      <style:text-properties officeooo:paragraph-rsid="16319049"/>
    </style:style>
    <style:style style:name="P16" style:family="paragraph" style:parent-style-name="Heading_20_3">
      <style:text-properties officeooo:rsid="165e3e58" officeooo:paragraph-rsid="165e3e58"/>
    </style:style>
    <style:style style:name="P17" style:family="paragraph" style:parent-style-name="Heading_20_3">
      <style:text-properties officeooo:paragraph-rsid="16621073"/>
    </style:style>
    <style:style style:name="P18" style:family="paragraph" style:parent-style-name="Heading_20_4">
      <style:text-properties style:text-line-through-style="solid" style:text-line-through-type="single" officeooo:paragraph-rsid="165bc303"/>
    </style:style>
    <style:style style:name="P19" style:family="paragraph" style:parent-style-name="Heading_20_4">
      <style:text-properties officeooo:paragraph-rsid="16319049"/>
    </style:style>
    <style:style style:name="P20" style:family="paragraph" style:parent-style-name="Heading_20_4">
      <style:text-properties officeooo:rsid="161e58b1" officeooo:paragraph-rsid="16319049"/>
    </style:style>
    <style:style style:name="P21" style:family="paragraph" style:parent-style-name="Heading_20_4">
      <style:text-properties officeooo:rsid="16284063" officeooo:paragraph-rsid="16319049"/>
    </style:style>
    <style:style style:name="P22" style:family="paragraph" style:parent-style-name="Heading_20_4">
      <style:text-properties officeooo:rsid="161ecb8b" officeooo:paragraph-rsid="16319049"/>
    </style:style>
    <style:style style:name="P23" style:family="paragraph" style:parent-style-name="Heading_20_4">
      <style:text-properties officeooo:rsid="16207028" officeooo:paragraph-rsid="16319049"/>
    </style:style>
    <style:style style:name="P24" style:family="paragraph" style:parent-style-name="Heading_20_4">
      <style:text-properties officeooo:rsid="1622bf52" officeooo:paragraph-rsid="16319049"/>
    </style:style>
    <style:style style:name="P25" style:family="paragraph" style:parent-style-name="Heading_20_4">
      <style:text-properties officeooo:paragraph-rsid="1671d6df"/>
    </style:style>
    <style:style style:name="P26" style:family="paragraph" style:parent-style-name="Heading_20_4">
      <style:text-properties fo:font-style="normal" officeooo:rsid="1652758b" officeooo:paragraph-rsid="1661c280" style:font-style-asian="normal" style:font-style-complex="normal"/>
    </style:style>
    <style:style style:name="P27" style:family="paragraph" style:parent-style-name="Heading_20_4">
      <style:text-properties fo:font-style="normal" officeooo:rsid="4868a010" officeooo:paragraph-rsid="1670000f" style:font-style-asian="normal" style:font-style-complex="normal"/>
    </style:style>
    <style:style style:name="P28" style:family="paragraph" style:parent-style-name="Heading_20_4">
      <style:text-properties officeooo:rsid="165e3e58" officeooo:paragraph-rsid="165e3e58"/>
    </style:style>
    <style:style style:name="P29" style:family="paragraph" style:parent-style-name="Heading_20_4">
      <style:text-properties style:use-window-font-color="true" style:font-name="Georgia1" fo:font-size="10pt" fo:letter-spacing="0.004cm" fo:language="cs" fo:country="CZ" fo:font-style="italic" style:text-underline-style="none" fo:font-weight="bold" officeooo:rsid="167324d2" officeooo:paragraph-rsid="167324d2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P30" style:family="paragraph" style:parent-style-name="Heading_20_4">
      <style:text-properties style:use-window-font-color="true" style:font-name="Georgia1" fo:font-size="10pt" fo:letter-spacing="0.004cm" fo:language="cs" fo:country="CZ" fo:font-style="italic" style:text-underline-style="none" fo:font-weight="bold" officeooo:rsid="16621073" officeooo:paragraph-rsid="16621073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P31" style:family="paragraph" style:parent-style-name="Heading_20_4">
      <style:text-properties style:use-window-font-color="true" style:font-name="Georgia1" fo:font-size="10pt" fo:letter-spacing="0.004cm" fo:language="cs" fo:country="CZ" fo:font-style="italic" style:text-underline-style="none" fo:font-weight="bold" officeooo:rsid="167bcc31" officeooo:paragraph-rsid="167bcc31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P32" style:family="paragraph" style:parent-style-name="Heading_20_4">
      <style:text-properties officeooo:paragraph-rsid="16765413"/>
    </style:style>
    <style:style style:name="P33" style:family="paragraph" style:parent-style-name="Text_20_body" style:list-style-name="L1">
      <style:text-properties officeooo:rsid="162b5a31" officeooo:paragraph-rsid="162b5a31"/>
    </style:style>
    <style:style style:name="P34" style:family="paragraph" style:parent-style-name="Text_20_body" style:list-style-name="L1">
      <style:text-properties officeooo:rsid="16585ffc" officeooo:paragraph-rsid="16585ffc"/>
    </style:style>
    <style:style style:name="P35" style:family="paragraph" style:parent-style-name="Text_20_body" style:list-style-name="L1">
      <style:text-properties officeooo:rsid="1653c05e" officeooo:paragraph-rsid="1653c05e"/>
    </style:style>
    <style:style style:name="P36" style:family="paragraph" style:parent-style-name="Text_20_body" style:list-style-name="L2">
      <style:text-properties officeooo:paragraph-rsid="16884854"/>
    </style:style>
    <style:style style:name="P37" style:family="paragraph" style:parent-style-name="Text_20_body" style:list-style-name="L2">
      <style:text-properties officeooo:rsid="16488016" officeooo:paragraph-rsid="16489aa3"/>
    </style:style>
    <style:style style:name="P38" style:family="paragraph" style:parent-style-name="Text_20_body" style:list-style-name="L3">
      <style:text-properties officeooo:rsid="16488016" officeooo:paragraph-rsid="1667523c"/>
    </style:style>
    <style:style style:name="P39" style:family="paragraph" style:parent-style-name="Text_20_body">
      <style:text-properties fo:font-style="normal" officeooo:rsid="1664daa2" officeooo:paragraph-rsid="16489aa3" style:font-style-asian="normal" style:font-style-complex="normal"/>
    </style:style>
    <style:style style:name="P40" style:family="paragraph" style:parent-style-name="Text_20_body">
      <style:text-properties style:text-line-through-style="solid" style:text-line-through-type="single" officeooo:paragraph-rsid="165bc303"/>
    </style:style>
    <style:style style:name="P41" style:family="paragraph" style:parent-style-name="Text_20_body">
      <style:text-properties style:text-line-through-style="solid" style:text-line-through-type="single" officeooo:rsid="1659ddcb" officeooo:paragraph-rsid="165bc303"/>
    </style:style>
    <style:style style:name="P42" style:family="paragraph" style:parent-style-name="Text_20_body">
      <style:text-properties officeooo:rsid="1665eb24"/>
    </style:style>
    <style:style style:name="P43" style:family="paragraph" style:parent-style-name="Text_20_body" style:list-style-name="L3">
      <style:text-properties officeooo:paragraph-rsid="1667523c"/>
    </style:style>
    <style:style style:name="P44" style:family="paragraph" style:parent-style-name="Text_20_body" style:list-style-name="L4">
      <style:text-properties officeooo:rsid="165d9aeb" officeooo:paragraph-rsid="165d9aeb"/>
    </style:style>
    <style:style style:name="P45" style:family="paragraph" style:parent-style-name="Text_20_body">
      <style:text-properties officeooo:paragraph-rsid="1660d850"/>
    </style:style>
    <style:style style:name="P46" style:family="paragraph" style:parent-style-name="Text_20_body">
      <style:text-properties officeooo:paragraph-rsid="16756dd9"/>
    </style:style>
    <style:style style:name="P47" style:family="paragraph" style:parent-style-name="Text_20_body">
      <style:text-properties officeooo:paragraph-rsid="1670000f"/>
    </style:style>
    <style:style style:name="P48" style:family="paragraph" style:parent-style-name="Text_20_body">
      <style:text-properties officeooo:paragraph-rsid="167a0a90"/>
    </style:style>
    <style:style style:name="P49" style:family="paragraph" style:parent-style-name="Text_20_body">
      <style:text-properties officeooo:rsid="1614bf47" officeooo:paragraph-rsid="167324d2"/>
    </style:style>
    <style:style style:name="P50" style:family="paragraph" style:parent-style-name="Text_20_body">
      <style:text-properties officeooo:rsid="1614bf47" officeooo:paragraph-rsid="167e169f"/>
    </style:style>
    <style:style style:name="P51" style:family="paragraph" style:parent-style-name="Text_20_body">
      <style:text-properties officeooo:rsid="16077e11" officeooo:paragraph-rsid="167bcc31"/>
    </style:style>
    <style:style style:name="P52" style:family="paragraph" style:parent-style-name="Text_20_body">
      <style:text-properties officeooo:rsid="16077e11" officeooo:paragraph-rsid="16319049"/>
    </style:style>
    <style:style style:name="P53" style:family="paragraph" style:parent-style-name="Text_20_body">
      <style:text-properties officeooo:rsid="16077e11" officeooo:paragraph-rsid="167da3ca"/>
    </style:style>
    <style:style style:name="P54" style:family="paragraph" style:parent-style-name="Text_20_body">
      <style:text-properties officeooo:paragraph-rsid="16319049"/>
    </style:style>
    <style:style style:name="P55" style:family="paragraph" style:parent-style-name="Text_20_body">
      <style:text-properties officeooo:rsid="1681f0fe" officeooo:paragraph-rsid="1681f0f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16430009" style:font-style-asian="italic" style:font-style-complex="italic"/>
    </style:style>
    <style:style style:name="T3" style:family="text">
      <style:text-properties fo:font-style="italic" officeooo:rsid="16488016" style:font-style-asian="italic" style:font-style-complex="italic"/>
    </style:style>
    <style:style style:name="T4" style:family="text">
      <style:text-properties fo:font-style="italic" officeooo:rsid="166a4ca8" style:font-style-asian="italic" style:font-style-complex="italic"/>
    </style:style>
    <style:style style:name="T5" style:family="text">
      <style:text-properties fo:font-style="italic" officeooo:rsid="16884854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160268b1" style:font-style-asian="normal" style:font-style-complex="normal"/>
    </style:style>
    <style:style style:name="T8" style:family="text">
      <style:text-properties fo:font-style="normal" officeooo:rsid="1605b15a" style:font-style-asian="normal" style:font-style-complex="normal"/>
    </style:style>
    <style:style style:name="T9" style:family="text">
      <style:text-properties fo:font-style="normal" officeooo:rsid="16077203" style:font-style-asian="normal" style:font-style-complex="normal"/>
    </style:style>
    <style:style style:name="T10" style:family="text">
      <style:text-properties fo:font-style="normal" officeooo:rsid="15fc04e8" style:font-style-asian="normal" style:font-style-complex="normal"/>
    </style:style>
    <style:style style:name="T11" style:family="text">
      <style:text-properties fo:font-style="normal" officeooo:rsid="16096a70" style:font-style-asian="normal" style:font-style-complex="normal"/>
    </style:style>
    <style:style style:name="T12" style:family="text">
      <style:text-properties fo:font-style="normal" officeooo:rsid="160d9ab7" style:font-style-asian="normal" style:font-style-complex="normal"/>
    </style:style>
    <style:style style:name="T13" style:family="text">
      <style:text-properties fo:font-style="normal" officeooo:rsid="1445805e" style:font-style-asian="normal" style:font-style-complex="normal"/>
    </style:style>
    <style:style style:name="T14" style:family="text">
      <style:text-properties fo:font-style="normal" officeooo:rsid="15fcf686" style:font-style-asian="normal" style:font-style-complex="normal"/>
    </style:style>
    <style:style style:name="T15" style:family="text">
      <style:text-properties fo:font-style="normal" officeooo:rsid="1612c537" style:font-style-asian="normal" style:font-style-complex="normal"/>
    </style:style>
    <style:style style:name="T16" style:family="text">
      <style:text-properties fo:font-style="normal" officeooo:rsid="16077e11" style:font-style-asian="normal" style:font-style-complex="normal"/>
    </style:style>
    <style:style style:name="T17" style:family="text">
      <style:text-properties fo:font-style="normal" officeooo:rsid="16263d33" style:font-style-asian="normal" style:font-style-complex="normal"/>
    </style:style>
    <style:style style:name="T18" style:family="text">
      <style:text-properties fo:font-style="normal" officeooo:rsid="1631483b" style:font-style-asian="normal" style:font-style-complex="normal"/>
    </style:style>
    <style:style style:name="T19" style:family="text">
      <style:text-properties fo:font-style="normal" officeooo:rsid="16323022" style:font-style-asian="normal" style:font-style-complex="normal"/>
    </style:style>
    <style:style style:name="T20" style:family="text">
      <style:text-properties fo:font-style="normal" officeooo:rsid="163b6786" style:font-style-asian="normal" style:font-style-complex="normal"/>
    </style:style>
    <style:style style:name="T21" style:family="text">
      <style:text-properties fo:font-style="normal" officeooo:rsid="163bf0fd" style:font-style-asian="normal" style:font-style-complex="normal"/>
    </style:style>
    <style:style style:name="T22" style:family="text">
      <style:text-properties fo:font-style="normal" officeooo:rsid="16430009" style:font-style-asian="normal" style:font-style-complex="normal"/>
    </style:style>
    <style:style style:name="T23" style:family="text">
      <style:text-properties fo:font-style="normal" officeooo:rsid="164482ca" style:font-style-asian="normal" style:font-style-complex="normal"/>
    </style:style>
    <style:style style:name="T24" style:family="text">
      <style:text-properties fo:font-style="normal" officeooo:rsid="16458fac" style:font-style-asian="normal" style:font-style-complex="normal"/>
    </style:style>
    <style:style style:name="T25" style:family="text">
      <style:text-properties fo:font-style="normal" officeooo:rsid="16474700" style:font-style-asian="normal" style:font-style-complex="normal"/>
    </style:style>
    <style:style style:name="T26" style:family="text">
      <style:text-properties fo:font-style="normal" officeooo:rsid="1652758b" style:font-style-asian="normal" style:font-style-complex="normal"/>
    </style:style>
    <style:style style:name="T27" style:family="text">
      <style:text-properties fo:font-style="normal" officeooo:rsid="16488016" style:font-style-asian="normal" style:font-style-complex="normal"/>
    </style:style>
    <style:style style:name="T28" style:family="text">
      <style:text-properties fo:font-style="normal" officeooo:rsid="16489aa3" style:font-style-asian="normal" style:font-style-complex="normal"/>
    </style:style>
    <style:style style:name="T29" style:family="text">
      <style:text-properties fo:font-style="normal" officeooo:rsid="164dec65" style:font-style-asian="normal" style:font-style-complex="normal"/>
    </style:style>
    <style:style style:name="T30" style:family="text">
      <style:text-properties fo:font-style="normal" officeooo:rsid="165e3e58" style:font-style-asian="normal" style:font-style-complex="normal"/>
    </style:style>
    <style:style style:name="T31" style:family="text">
      <style:text-properties fo:font-style="normal" officeooo:rsid="165f2e6e" style:font-style-asian="normal" style:font-style-complex="normal"/>
    </style:style>
    <style:style style:name="T32" style:family="text">
      <style:text-properties fo:font-style="normal" officeooo:rsid="165f3293" style:font-style-asian="normal" style:font-style-complex="normal"/>
    </style:style>
    <style:style style:name="T33" style:family="text">
      <style:text-properties fo:font-style="normal" officeooo:rsid="165fad58" style:font-style-asian="normal" style:font-style-complex="normal"/>
    </style:style>
    <style:style style:name="T34" style:family="text">
      <style:text-properties fo:font-style="normal" officeooo:rsid="1660d850" style:font-style-asian="normal" style:font-style-complex="normal"/>
    </style:style>
    <style:style style:name="T35" style:family="text">
      <style:text-properties fo:font-style="normal" officeooo:rsid="16411921" style:font-style-asian="normal" style:font-style-complex="normal"/>
    </style:style>
    <style:style style:name="T36" style:family="text">
      <style:text-properties fo:font-style="normal" officeooo:rsid="1665eb24" style:font-style-asian="normal" style:font-style-complex="normal"/>
    </style:style>
    <style:style style:name="T37" style:family="text">
      <style:text-properties fo:font-style="normal" officeooo:rsid="4868a010" style:font-style-asian="normal" style:font-style-complex="normal"/>
    </style:style>
    <style:style style:name="T38" style:family="text">
      <style:text-properties fo:font-style="normal" officeooo:rsid="162b5a31" style:font-style-asian="normal" style:font-style-complex="normal"/>
    </style:style>
    <style:style style:name="T39" style:family="text">
      <style:text-properties fo:font-style="normal" officeooo:rsid="1661c280" style:font-style-asian="normal" style:font-style-complex="normal"/>
    </style:style>
    <style:style style:name="T40" style:family="text">
      <style:text-properties fo:font-style="normal" officeooo:rsid="1670000f" style:font-style-asian="normal" style:font-style-complex="normal"/>
    </style:style>
    <style:style style:name="T41" style:family="text">
      <style:text-properties fo:font-style="normal" officeooo:rsid="1671d6df" style:font-style-asian="normal" style:font-style-complex="normal"/>
    </style:style>
    <style:style style:name="T42" style:family="text">
      <style:text-properties fo:font-style="normal" officeooo:rsid="16585ffc" style:font-style-asian="normal" style:font-style-complex="normal"/>
    </style:style>
    <style:style style:name="T43" style:family="text">
      <style:text-properties fo:font-style="normal" officeooo:rsid="16756dd9" style:font-style-asian="normal" style:font-style-complex="normal"/>
    </style:style>
    <style:style style:name="T44" style:family="text">
      <style:text-properties fo:font-style="normal" officeooo:rsid="1680a074" style:font-style-asian="normal" style:font-style-complex="normal"/>
    </style:style>
    <style:style style:name="T45" style:family="text">
      <style:text-properties fo:font-style="normal" officeooo:rsid="1683cd80" style:font-style-asian="normal" style:font-style-complex="normal"/>
    </style:style>
    <style:style style:name="T46" style:family="text">
      <style:text-properties fo:font-style="normal" officeooo:rsid="1685cd00" style:font-style-asian="normal" style:font-style-complex="normal"/>
    </style:style>
    <style:style style:name="T47" style:family="text">
      <style:text-properties fo:font-style="normal" officeooo:rsid="16872aa1" style:font-style-asian="normal" style:font-style-complex="normal"/>
    </style:style>
    <style:style style:name="T48" style:family="text">
      <style:text-properties fo:font-style="normal" officeooo:rsid="16884854" style:font-style-asian="normal" style:font-style-complex="normal"/>
    </style:style>
    <style:style style:name="T49" style:family="text">
      <style:text-properties fo:font-style="normal" officeooo:rsid="16895843" style:font-style-asian="normal" style:font-style-complex="normal"/>
    </style:style>
    <style:style style:name="T50" style:family="text">
      <style:text-properties fo:font-style="normal" officeooo:rsid="168a2dea" style:font-style-asian="normal" style:font-style-complex="normal"/>
    </style:style>
    <style:style style:name="T51" style:family="text">
      <style:text-properties officeooo:rsid="16096a70"/>
    </style:style>
    <style:style style:name="T52" style:family="text">
      <style:text-properties officeooo:rsid="160d9ab7"/>
    </style:style>
    <style:style style:name="T53" style:family="text">
      <style:text-properties officeooo:rsid="161b024d"/>
    </style:style>
    <style:style style:name="T54" style:family="text">
      <style:text-properties officeooo:rsid="161e58b1"/>
    </style:style>
    <style:style style:name="T55" style:family="text">
      <style:text-properties officeooo:rsid="161ecb8b"/>
    </style:style>
    <style:style style:name="T56" style:family="text">
      <style:text-properties officeooo:rsid="16207028"/>
    </style:style>
    <style:style style:name="T57" style:family="text">
      <style:text-properties officeooo:rsid="1622bf52"/>
    </style:style>
    <style:style style:name="T58" style:family="text">
      <style:text-properties officeooo:rsid="16284063"/>
    </style:style>
    <style:style style:name="T59" style:family="text">
      <style:text-properties officeooo:rsid="1631483b"/>
    </style:style>
    <style:style style:name="T60" style:family="text">
      <style:text-properties officeooo:rsid="16337001"/>
    </style:style>
    <style:style style:name="T61" style:family="text">
      <style:text-properties officeooo:rsid="16343423"/>
    </style:style>
    <style:style style:name="T62" style:family="text">
      <style:text-properties officeooo:rsid="16350a3d"/>
    </style:style>
    <style:style style:name="T63" style:family="text">
      <style:text-properties officeooo:rsid="16365934"/>
    </style:style>
    <style:style style:name="T64" style:family="text">
      <style:text-properties officeooo:rsid="1638de7a"/>
    </style:style>
    <style:style style:name="T65" style:family="text">
      <style:text-properties officeooo:rsid="16396a89"/>
    </style:style>
    <style:style style:name="T66" style:family="text">
      <style:text-properties officeooo:rsid="163a8c57"/>
    </style:style>
    <style:style style:name="T67" style:family="text">
      <style:text-properties officeooo:rsid="164ad71c"/>
    </style:style>
    <style:style style:name="T68" style:family="text">
      <style:text-properties officeooo:rsid="164c27d4"/>
    </style:style>
    <style:style style:name="T69" style:family="text">
      <style:text-properties officeooo:rsid="164dec65"/>
    </style:style>
    <style:style style:name="T70" style:family="text">
      <style:text-properties officeooo:rsid="164f2534"/>
    </style:style>
    <style:style style:name="T71" style:family="text">
      <style:text-properties officeooo:rsid="1650250e"/>
    </style:style>
    <style:style style:name="T72" style:family="text">
      <style:text-properties style:use-window-font-color="true" style:font-name="Georgia" fo:font-size="10pt" fo:letter-spacing="0.004cm" fo:language="cs" fo:country="CZ" fo:font-style="normal" officeooo:rsid="163bf0f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3" style:family="text">
      <style:text-properties style:use-window-font-color="true" style:font-name="Georgia" fo:font-size="10pt" fo:letter-spacing="0.004cm" fo:language="cs" fo:country="CZ" fo:font-style="normal" officeooo:rsid="1652758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4" style:family="text">
      <style:text-properties style:use-window-font-color="true" style:font-name="Georgia" fo:font-size="10pt" fo:letter-spacing="0.004cm" fo:language="cs" fo:country="CZ" fo:font-style="normal" officeooo:rsid="16489aa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5" style:family="text">
      <style:text-properties style:use-window-font-color="true" style:font-name="Georgia" fo:font-size="10pt" fo:letter-spacing="0.004cm" fo:language="cs" fo:country="CZ" fo:font-style="normal" officeooo:rsid="16458fa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6" style:family="text">
      <style:text-properties style:use-window-font-color="true" style:font-name="Georgia" fo:font-size="10pt" fo:letter-spacing="0.004cm" fo:language="cs" fo:country="CZ" fo:font-style="normal" officeooo:rsid="165fad5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7" style:family="text">
      <style:text-properties style:use-window-font-color="true" style:font-name="Georgia" fo:font-size="10pt" fo:letter-spacing="0.004cm" fo:language="cs" fo:country="CZ" fo:font-style="normal" officeooo:rsid="165f32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8" style:family="text">
      <style:text-properties style:use-window-font-color="true" style:font-name="Georgia" fo:font-size="10pt" fo:letter-spacing="0.004cm" fo:language="cs" fo:country="CZ" fo:font-style="normal" officeooo:rsid="165f2e6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9" style:family="text">
      <style:text-properties style:use-window-font-color="true" style:font-name="Georgia" fo:font-size="10pt" fo:letter-spacing="0.004cm" fo:language="cs" fo:country="CZ" fo:font-style="normal" officeooo:rsid="1662107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0" style:family="text">
      <style:text-properties style:use-window-font-color="true" style:font-name="Georgia" fo:font-size="10pt" fo:letter-spacing="0.004cm" fo:language="cs" fo:country="CZ" fo:font-style="normal" officeooo:rsid="1661c28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1" style:family="text">
      <style:text-properties style:use-window-font-color="true" style:font-name="Georgia" fo:font-size="10pt" fo:letter-spacing="0.004cm" fo:language="cs" fo:country="CZ" fo:font-style="normal" officeooo:rsid="16263d3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2" style:family="text">
      <style:text-properties style:use-window-font-color="true" style:font-name="Georgia" fo:font-size="10pt" fo:letter-spacing="0.004cm" fo:language="cs" fo:country="CZ" fo:font-style="normal" officeooo:rsid="1671d6d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3" style:family="text">
      <style:text-properties style:use-window-font-color="true" style:font-name="Georgia" fo:font-size="10pt" fo:letter-spacing="0.004cm" fo:language="cs" fo:country="CZ" fo:font-style="normal" officeooo:rsid="163b67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4" style:family="text">
      <style:text-properties style:use-window-font-color="true" style:font-name="Georgia" fo:font-size="10pt" fo:letter-spacing="0.004cm" fo:language="cs" fo:country="CZ" fo:font-style="normal" officeooo:rsid="16077e1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5" style:family="text">
      <style:text-properties style:use-window-font-color="true" style:font-name="Georgia" fo:font-size="10pt" fo:letter-spacing="0.004cm" fo:language="cs" fo:country="CZ" fo:font-style="normal" officeooo:rsid="4946e5f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6" style:family="text">
      <style:text-properties style:use-window-font-color="true" style:font-name="Georgia" fo:font-size="10pt" fo:letter-spacing="0.004cm" fo:language="cs" fo:country="CZ" fo:font-style="normal" officeooo:rsid="49457a2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7" style:family="text">
      <style:text-properties style:use-window-font-color="true" style:font-name="Georgia" fo:font-size="10pt" fo:letter-spacing="0.004cm" fo:language="cs" fo:country="CZ" fo:font-style="normal" officeooo:rsid="1676541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8" style:family="text">
      <style:text-properties style:use-window-font-color="true" style:font-name="Georgia" fo:font-size="10pt" fo:letter-spacing="0.004cm" fo:language="cs" fo:country="CZ" fo:font-style="normal" officeooo:rsid="1676ed5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9" style:family="text">
      <style:text-properties style:use-window-font-color="true" style:font-name="Georgia" fo:font-size="10pt" fo:letter-spacing="0.004cm" fo:language="cs" fo:country="CZ" fo:font-style="normal" officeooo:rsid="1678ac5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0" style:family="text">
      <style:text-properties style:use-window-font-color="true" style:font-name="Georgia" fo:font-size="10pt" fo:letter-spacing="0.004cm" fo:language="cs" fo:country="CZ" fo:font-style="normal" officeooo:rsid="167a0a9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1" style:family="text">
      <style:text-properties style:use-window-font-color="true" style:font-name="Georgia" fo:font-size="10pt" fo:letter-spacing="0.004cm" fo:language="cs" fo:country="CZ" fo:font-style="normal" officeooo:rsid="164482c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2" style:family="text">
      <style:text-properties style:use-window-font-color="true" style:font-name="Georgia" fo:font-size="10pt" fo:letter-spacing="0.004cm" fo:language="cs" fo:country="CZ" fo:font-style="normal" officeooo:rsid="1647470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3" style:family="text">
      <style:text-properties style:use-window-font-color="true" style:font-name="Georgia" fo:font-size="10pt" fo:letter-spacing="0.004cm" fo:language="cs" fo:country="CZ" fo:font-style="normal" officeooo:rsid="1665eb2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4" style:family="text">
      <style:text-properties style:use-window-font-color="true" style:font-name="Georgia" fo:font-size="10pt" fo:letter-spacing="0.004cm" fo:language="cs" fo:country="CZ" fo:font-style="normal" officeooo:rsid="1683cd8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5" style:family="text">
      <style:text-properties style:use-window-font-color="true" style:font-name="Georgia" fo:font-size="10pt" fo:letter-spacing="0.004cm" fo:language="cs" fo:country="CZ" fo:font-style="normal" officeooo:rsid="16872aa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6" style:family="text">
      <style:text-properties style:use-window-font-color="true" style:font-name="Georgia" fo:font-size="10pt" fo:letter-spacing="0.004cm" fo:language="cs" fo:country="CZ" fo:font-style="normal" officeooo:rsid="168778e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7" style:family="text">
      <style:text-properties style:use-window-font-color="true" style:font-name="Georgia" fo:font-size="10pt" fo:letter-spacing="0.004cm" fo:language="cs" fo:country="CZ" fo:font-style="normal" officeooo:rsid="1689584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8" style:family="text">
      <style:text-properties style:use-window-font-color="true" style:font-name="Georgia" fo:font-size="10pt" fo:letter-spacing="0.004cm" fo:language="cs" fo:country="CZ" officeooo:rsid="16489aa3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99" style:family="text">
      <style:text-properties style:use-window-font-color="true" style:font-name="Georgia1" fo:font-size="13pt" fo:letter-spacing="0.004cm" fo:language="cs" fo:country="CZ" fo:font-style="normal" fo:font-weight="bold" officeooo:rsid="165e3e58" style:letter-kerning="true" style:font-name-asian="Times New Roman" style:font-size-asian="16pt" style:language-asian="zxx" style:country-asian="none" style:font-style-asian="normal" style:font-weight-asian="bold" style:font-name-complex="Arial" style:font-size-complex="13pt" style:language-complex="ar" style:country-complex="SA" style:font-style-complex="normal" style:font-weight-complex="bold"/>
    </style:style>
    <style:style style:name="T100" style:family="text">
      <style:text-properties style:use-window-font-color="true" style:font-name="Georgia1" fo:font-size="13pt" fo:letter-spacing="0.004cm" fo:language="cs" fo:country="CZ" fo:font-style="normal" fo:font-weight="bold" officeooo:rsid="16621073" style:letter-kerning="true" style:font-name-asian="Times New Roman" style:font-size-asian="16pt" style:language-asian="zxx" style:country-asian="none" style:font-style-asian="normal" style:font-weight-asian="bold" style:font-name-complex="Arial" style:font-size-complex="13pt" style:language-complex="ar" style:country-complex="SA" style:font-style-complex="normal" style:font-weight-complex="bold"/>
    </style:style>
    <style:style style:name="T101" style:family="text">
      <style:text-properties style:use-window-font-color="true" style:font-name="Georgia1" fo:font-size="10pt" fo:letter-spacing="0.004cm" fo:language="cs" fo:country="CZ" fo:font-style="italic" style:text-underline-style="none" fo:font-weight="bold" officeooo:rsid="166aeea1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02" style:family="text">
      <style:text-properties style:use-window-font-color="true" style:font-name="Georgia1" fo:font-size="10pt" fo:letter-spacing="0.004cm" fo:language="cs" fo:country="CZ" fo:font-style="italic" style:text-underline-style="none" fo:font-weight="bold" officeooo:rsid="1671d6df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03" style:family="text">
      <style:text-properties style:use-window-font-color="true" style:font-name="Georgia1" fo:font-size="10pt" fo:letter-spacing="0.004cm" fo:language="cs" fo:country="CZ" fo:font-style="italic" style:text-underline-style="none" fo:font-weight="bold" officeooo:rsid="16750131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04" style:family="text">
      <style:text-properties officeooo:rsid="165e2a48"/>
    </style:style>
    <style:style style:name="T105" style:family="text">
      <style:text-properties officeooo:rsid="1665eb24"/>
    </style:style>
    <style:style style:name="T106" style:family="text">
      <style:text-properties officeooo:rsid="16411921"/>
    </style:style>
    <style:style style:name="T107" style:family="text">
      <style:text-properties officeooo:rsid="1671d6df"/>
    </style:style>
    <style:style style:name="T108" style:family="text">
      <style:text-properties officeooo:rsid="16750131"/>
    </style:style>
    <style:style style:name="T109" style:family="text">
      <style:text-properties officeooo:rsid="1685cd00"/>
    </style:style>
    <style:style style:name="T110" style:family="text">
      <style:text-properties officeooo:rsid="1686b611"/>
    </style:style>
    <style:style style:name="T111" style:family="text">
      <style:text-properties officeooo:rsid="16872aa1"/>
    </style:style>
    <style:style style:name="T112" style:family="text">
      <style:text-properties officeooo:rsid="168778ef"/>
    </style:style>
    <style:style style:name="T113" style:family="text">
      <style:text-properties officeooo:rsid="16895843"/>
    </style:style>
    <style:style style:name="T114" style:family="text">
      <style:text-properties officeooo:rsid="168c15a9"/>
    </style:style>
    <style:style style:name="T115" style:family="text">
      <style:text-properties officeooo:rsid="16911d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<text:span text:style-name="T114">Combat spell design</text:span></text:h>
      <text:p text:style-name="P3"><text:span text:style-name="T7">Každé kouzlo má rozpočet</text:span><text:span text:style-name="T6"> </text:span><text:span text:style-name="T8">1</text:span><text:span text:style-name="T9">0</text:span><text:span text:style-name="T6"> bodů</text:span></text:p>
      <text:list xml:id="list636141665" text:style-name="L1">
        <text:list-item>
          <text:p text:style-name="P33"><text:span text:style-name="T1">Zranění:</text:span> 1b za každou kz</text:p>
        </text:list-item>
        <text:list-item>
          <text:p text:style-name="P33"><text:span text:style-name="T1">Dosah:</text:span> kontaktní 0, krátký 1, střední 3, dlouhý <text:span text:style-name="T70">5</text:span>, dohled <text:span text:style-name="T70">7</text:span></text:p>
        </text:list-item>
        <text:list-item>
          <text:p text:style-name="P33"><text:span text:style-name="T1">Rozsah:</text:span><text:span text:style-name="T6"> </text:span><text:span text:style-name="T18">0b</text:span><text:span text:style-name="T6"> </text:span><text:span text:style-name="T18">self-only,</text:span><text:span text:style-name="T6"> </text:span>1b za každý cíl, linie 2b, <text:span text:style-name="T69">vše v kontaktní vzdálenosti</text:span> <text:span text:style-name="T59">3</text:span>b, <text:span text:style-name="T69">vše v krátké vzdálenosti</text:span> <text:span text:style-name="T59">5</text:span>b, <text:span text:style-name="T110">stěna (wall of fire) 3b</text:span></text:p>
        </text:list-item>
        <text:list-item>
          <text:p text:style-name="P33"><text:span text:style-name="T1">Duševní kouzlo:</text:span> 2b (obchází zbroj)</text:p>
        </text:list-item>
        <text:list-item>
          <text:p text:style-name="P34"><text:span text:style-name="T1">Kouzlo sráží nebo odhazuje:</text:span> 2b</text:p>
        </text:list-item>
        <text:list-item>
          <text:p text:style-name="P35">Zraňuje pouze X (např. magické tvory): +2kz</text:p>
        </text:list-item>
      </text:list>
      <text:p text:style-name="P6">Trvání se <text:span text:style-name="T68">neboduje</text:span>, <text:span text:style-name="T1">několik minut</text:span> je ekvivalentem <text:span text:style-name="T1">soustředění</text:span>. U dlouhodobě zraňujícího kouzla (vzplanutí, ohnivý déšť) se ne<text:span text:style-name="T68">hází</text:span> každé kolo <text:span text:style-name="T68">na</text:span> útok <text:span text:style-name="T68">(obcházelo by to omezení, že v každém kole se sesílá jiné kouzlo)</text:span>.</text:p>
      <text:h text:style-name="Heading_20_3" text:outline-level="3">Dotky</text:h>
      <text:p text:style-name="P5">Idea je, že za 1b získám 1.5 kz celkového dot zranění. <text:span text:style-name="T67">Takže třeba 3kz po 3 kola (celkem 9kz) by normálně stálo 9 bodů, ale jako dotka to stojí jen 6 bodů. Není to až tak super výhodný, protože od každého tiku dotky se znovu odečítá zbroj, ale proti cíli beze zbroje to výhodný je.</text:span></text:p>
      <text:h text:style-name="Heading_20_4" text:outline-level="4">Persistent dot</text:h>
      <text:p text:style-name="P4"><text:span text:style-name="T6">Kouzlo nesmí dávat direct damage (není útočné), dělá jen dotku</text:span>:</text:p>
      <text:list xml:id="list4192497689" text:style-name="L2">
        <text:list-item>
          <text:p text:style-name="P37">3kz podobu <text:span text:style-name="T1">udržování</text:span><text:span text:style-name="T6"> </text:span><text:span text:style-name="T48">nebo několik minut</text:span><text:span text:style-name="T6"> – </text:span><text:span text:style-name="T36">1b</text:span></text:p>
        </text:list-item>
        <text:list-item>
          <text:p text:style-name="P36"><text:soft-page-break/><text:span text:style-name="T28">4</text:span><text:span text:style-name="T27">kz podobu </text:span><text:span text:style-name="T3">udržování</text:span><text:span text:style-name="T27"> </text:span><text:span text:style-name="T48">nebo několik minut</text:span><text:span text:style-name="T27"> – </text:span><text:span text:style-name="T93">2</text:span><text:span text:style-name="T44">b</text:span></text:p>
        </text:list-item>
        <text:list-item>
          <text:p text:style-name="P36"><text:span text:style-name="T28">5</text:span><text:span text:style-name="T27">kz podobu </text:span><text:span text:style-name="T3">udržování</text:span><text:span text:style-name="T27"> </text:span><text:span text:style-name="T48">nebo několik minut</text:span><text:span text:style-name="T27"> – </text:span><text:span text:style-name="T93">3</text:span><text:span text:style-name="T44">b</text:span></text:p>
        </text:list-item>
        <text:list-item>
          <text:p text:style-name="P36"><text:span text:style-name="T45">6</text:span><text:span text:style-name="T27">kz podobu </text:span><text:span text:style-name="T3">udržování</text:span><text:span text:style-name="T27"> </text:span><text:span text:style-name="T48">nebo několik minut</text:span><text:span text:style-name="T27"> – </text:span><text:span text:style-name="T94">4</text:span><text:span text:style-name="T44">b</text:span></text:p>
        </text:list-item>
        <text:list-item>
          <text:p text:style-name="P36"><text:span text:style-name="T45">7</text:span><text:span text:style-name="T27">kz podobu </text:span><text:span text:style-name="T3">udržování</text:span><text:span text:style-name="T27"> </text:span><text:span text:style-name="T48">nebo několik minut</text:span><text:span text:style-name="T27"> – </text:span><text:span text:style-name="T94">5</text:span><text:span text:style-name="T44">b</text:span></text:p>
        </text:list-item>
        <text:list-item>
          <text:p text:style-name="P36"><text:span text:style-name="T45">8</text:span><text:span text:style-name="T27">kz podobu </text:span><text:span text:style-name="T3">udržování</text:span><text:span text:style-name="T27"> </text:span><text:span text:style-name="T48">nebo několik minut</text:span><text:span text:style-name="T27"> – </text:span><text:span text:style-name="T94">6</text:span><text:span text:style-name="T44">b</text:span></text:p>
        </text:list-item>
      </text:list>
      <text:p text:style-name="P39">Tohle se nesmí házet přímo na cíl, to by byl smrťák (neuhasitelná udržovaná dotka, ehm...)</text:p>
      <text:h text:style-name="Heading_20_4" text:outline-level="4"><text:span text:style-name="T101">O</text:span><text:span text:style-name="T103">hnivá</text:span> dotka</text:h>
      <text:p text:style-name="P42">Tiká na cíli 3 kola, dá se za 1 kolo uhasit. Kouzlo nedává direct damage (není útočné).</text:p>
      <text:list xml:id="list495461573" text:style-name="L3">
        <text:list-item>
          <text:p text:style-name="P43"><text:span text:style-name="T105">3kz po 3 kola – 6b</text:span></text:p>
        </text:list-item>
        <text:list-item>
          <text:p text:style-name="P38">4kz po 3 kola – <text:span text:style-name="T105">8b</text:span></text:p>
        </text:list-item>
      </text:list>
      <text:h text:style-name="Heading_20_4" text:outline-level="4">Delayed blast</text:h>
      <text:p text:style-name="P7">Kouzlo dá ránu po nějakém čase (<text:span text:style-name="T1">nabíjecí rukavice</text:span>, <text:span text:style-name="T1">ledová past</text:span> a podobně). <text:span text:style-name="T115">N</text:span>ehází se na útok, dá to fixní zranění.</text:p>
      <text:list xml:id="list607104306" text:style-name="L4">
        <text:list-item>
          <text:p text:style-name="P44">2kz za každý bod (max <text:span text:style-name="T104">10</text:span>kz)</text:p>
        </text:list-item>
      </text:list>
      <text:h text:style-name="P15" text:outline-level="3">Blesky</text:h>
      <text:h text:style-name="P19" text:outline-level="4">Modrý</text:h>
      <text:p text:style-name="P53">Dosah: <text:span text:style-name="T53">střední</text:span> <text:span text:style-name="T51">(3b)</text:span><text:line-break/>Rozsah: 1 cíl <text:span text:style-name="T59">(1b)<text:line-break/></text:span>Zranění: <text:span text:style-name="T62">6</text:span>kz <text:span text:style-name="T51">(6b)</text:span></text:p>
      <text:h text:style-name="P19" text:outline-level="4"><text:soft-page-break/>Zelený</text:h>
      <text:p text:style-name="P52">Dosah: <text:span text:style-name="T53">střední</text:span> <text:span text:style-name="T51">(3b)</text:span><text:line-break/>Rozsah: 2 cíle <text:span text:style-name="T52">(2b)<text:line-break/></text:span>Zranění: <text:span text:style-name="T63">5</text:span>kz <text:span text:style-name="T52">(5b)</text:span></text:p>
      <text:h text:style-name="P20" text:outline-level="4">Fialový</text:h>
      <text:p text:style-name="P52">Dosah: <text:span text:style-name="T53">střední</text:span> <text:span text:style-name="T51">(3b)</text:span><text:line-break/>Rozsah: <text:span text:style-name="T54">3</text:span> cíle <text:span text:style-name="T52">(3b)<text:line-break/></text:span>Zranění: <text:span text:style-name="T63">4</text:span>kz <text:span text:style-name="T52">(4b)</text:span></text:p>
      <text:h text:style-name="P21" text:outline-level="4">Žlutý</text:h>
      <text:p text:style-name="P52">Dosah: <text:span text:style-name="T53">střední</text:span> <text:span text:style-name="T51">(3b)</text:span><text:line-break/>Rozsah: <text:span text:style-name="T54">4</text:span> cíle <text:span text:style-name="T52">(4b)<text:line-break/></text:span>Zranění: <text:span text:style-name="T64">3</text:span>kz <text:span text:style-name="T52">(3b)</text:span></text:p>
      <text:h text:style-name="P20" text:outline-level="4">Rudý</text:h>
      <text:p text:style-name="P52">Dosah: <text:span text:style-name="T64">střední</text:span> <text:span text:style-name="T51">(3b)</text:span><text:line-break/>Rozsah: <text:span text:style-name="T58">5</text:span> cíl<text:span text:style-name="T58">ů (5b)<text:line-break/></text:span>Zranění: <text:span text:style-name="T64">2</text:span>kz <text:span text:style-name="T52">(2b)</text:span></text:p>
      <text:h text:style-name="P22" text:outline-level="4">Černý</text:h>
      <text:p text:style-name="P53">Dosah: <text:span text:style-name="T55">krátký</text:span> <text:span text:style-name="T51">(1b)</text:span><text:line-break/>Rozsah: 1 cíl <text:span text:style-name="T61">(1b)<text:line-break/></text:span>Zranění: <text:span text:style-name="T60">8</text:span>kz <text:span text:style-name="T51">(8b)</text:span></text:p>
      <text:h text:style-name="P23" text:outline-level="4">Bílý</text:h>
      <text:p text:style-name="P52">Dosah: <text:span text:style-name="T56">dlouhý</text:span> <text:span text:style-name="T51">(5b)</text:span><text:line-break/>Rozsah: 1 cíl <text:span text:style-name="T65">(1b)<text:line-break/></text:span>Zranění: <text:span text:style-name="T71">4</text:span>kz <text:span text:style-name="T51">(4b)</text:span></text:p>
      <text:h text:style-name="P24" text:outline-level="4">Kulový</text:h>
      <text:p text:style-name="P53">Dosah: <text:span text:style-name="T55">krátký</text:span> <text:span text:style-name="T51">(1b)</text:span><text:line-break/>Rozsah: <text:span text:style-name="T57">všechno v přímé linii (2b)<text:line-break/></text:span>Zranění: <text:span text:style-name="T66">7</text:span>kz <text:span text:style-name="T51">(7b)</text:span></text:p>
      <text:h text:style-name="P16" text:outline-level="3"><text:soft-page-break/>Ohnivá kouzla</text:h>
      <text:h text:style-name="Heading_20_4" text:outline-level="4">Ohnivá koule</text:h>
      <text:p text:style-name="P1"><text:span text:style-name="T6">Dosah: </text:span><text:span text:style-name="T19">střední</text:span><text:span text:style-name="T6"> </text:span><text:span text:style-name="T11">(</text:span><text:span text:style-name="T19">3</text:span><text:span text:style-name="T11">b)</text:span><text:span text:style-name="T6"><text:line-break/>Rozsah: </text:span><text:span text:style-name="T17">v</text:span><text:span text:style-name="T10">še v kontaktní vzdálenosti od cíle </text:span><text:span text:style-name="T17">(</text:span><text:span text:style-name="T19">3</text:span><text:span text:style-name="T10">b</text:span><text:span text:style-name="T17">)<text:line-break/></text:span><text:span text:style-name="T6">Zranění: </text:span><text:span text:style-name="T20">4</text:span><text:span text:style-name="T6">kz </text:span><text:span text:style-name="T11">(</text:span><text:span text:style-name="T20">4</text:span><text:span text:style-name="T11">b)</text:span></text:p>
      <text:h text:style-name="P25" text:outline-level="4">Ohnivá <text:span text:style-name="T102">střela</text:span></text:h>
      <text:p text:style-name="P13"><text:span text:style-name="T17">Dosah: </text:span><text:span text:style-name="T19">střední</text:span><text:span text:style-name="T17"> </text:span><text:span text:style-name="T11">(</text:span><text:span text:style-name="T19">3</text:span><text:span text:style-name="T11">b)</text:span><text:span text:style-name="T17"><text:line-break/>Rozsah: </text:span><text:span text:style-name="T81">1 </text:span><text:span text:style-name="T82">cíl</text:span><text:span text:style-name="T10"> </text:span><text:span text:style-name="T17">(</text:span><text:span text:style-name="T41">1</text:span><text:span text:style-name="T10">b</text:span><text:span text:style-name="T17">)<text:line-break/>Zranění: </text:span><text:span text:style-name="T83">6</text:span><text:span text:style-name="T17">kz </text:span><text:span text:style-name="T11">(</text:span><text:span text:style-name="T83">6</text:span><text:span text:style-name="T11">b)</text:span></text:p>
      <text:h text:style-name="P18" text:outline-level="4">Oheň</text:h>
      <text:p text:style-name="P40"><text:span text:style-name="T25">Dosah: krátký (1b)<text:line-break/>Rozsah: </text:span><text:span text:style-name="T29">vše v kontaktní vzdálenosti </text:span><text:span text:style-name="T25">(</text:span><text:span text:style-name="T29">3b</text:span><text:span text:style-name="T25">)<text:line-break/>Zranění: </text:span><text:span text:style-name="T46">8</text:span><text:span text:style-name="T27">kz podobu </text:span><text:span text:style-name="T3">udržování</text:span><text:span text:style-name="T27"> </text:span><text:span text:style-name="T25">(respektive několik minut)</text:span><text:span text:style-name="T27"> </text:span><text:span text:style-name="T25">(</text:span><text:span text:style-name="T92">6</text:span><text:span text:style-name="T25">b)</text:span></text:p>
      <text:p text:style-name="P41"><text:span text:style-name="T25">/</text:span><text:span text:style-name="T17">* Poslední bod není za co utratit – asi to ničemu nevadí */</text:span></text:p>
      <text:h text:style-name="Heading_20_4" text:outline-level="4">Ohnivý déšť</text:h>
      <text:p text:style-name="P54"><text:span text:style-name="T15">Dosah: </text:span><text:span text:style-name="T21">střední</text:span><text:span text:style-name="T15"> (</text:span><text:span text:style-name="T21">3</text:span><text:span text:style-name="T15">b)<text:line-break/></text:span><text:span text:style-name="T16">Rozsah: </text:span><text:span text:style-name="T24">v</text:span><text:span text:style-name="T13">šechno v </text:span><text:span text:style-name="T14">krátké vzdálenosti </text:span><text:span text:style-name="T15">od cílového místa</text:span><text:span text:style-name="T16"> </text:span><text:span text:style-name="T12">(</text:span><text:span text:style-name="T30">5</text:span><text:span text:style-name="T12">b)<text:line-break/></text:span><text:span text:style-name="T22">Zranění: </text:span><text:span text:style-name="T91">4</text:span><text:span text:style-name="T22">kz každé kolo po dobu </text:span><text:span text:style-name="T2">udržování</text:span><text:span text:style-name="T22"> </text:span><text:span text:style-name="T25">(</text:span><text:span text:style-name="T92">2</text:span><text:span text:style-name="T25">b)</text:span></text:p>
      <text:h text:style-name="Heading_20_4" text:outline-level="4">Vzplanutí</text:h>
      <text:p text:style-name="P11"><text:span text:style-name="T106">Dosah: krátký (1b)<text:line-break/>Rozsah: 1 cíl (1b)<text:line-break/>Zranění: </text:span><text:span text:style-name="T98">4</text:span><text:span text:style-name="T106">kz hoření po 3 kola (8b)</text:span></text:p>
      <text:p text:style-name="P12"><text:span text:style-name="T1">V</text:span><text:span text:style-name="T4">z</text:span><text:span text:style-name="T1">planutí</text:span> není útočné kouzlo, dává jen dotku.</text:p>
      <text:h text:style-name="Heading_20_4" text:outline-level="4">Ohnivá stěna</text:h>
      <text:p text:style-name="P8"><text:span text:style-name="T15">Dosah: </text:span><text:span text:style-name="T72">s</text:span><text:span text:style-name="T96">třední</text:span><text:span text:style-name="T15"> (</text:span><text:span text:style-name="T72">3</text:span><text:span text:style-name="T15">b)<text:line-break/></text:span><text:span text:style-name="T16">Rozsah: </text:span><text:span text:style-name="T73">s</text:span><text:span text:style-name="T95">těna</text:span><text:span text:style-name="T73"> (3</text:span><text:span text:style-name="T95">b</text:span><text:span text:style-name="T73">)</text:span><text:span text:style-name="T12"><text:line-break/></text:span><text:span text:style-name="T74">Z</text:span><text:span text:style-name="T73">ranění:</text:span><text:span text:style-name="T27"> </text:span><text:span text:style-name="T74">6</text:span><text:span text:style-name="T27">kz podobu </text:span><text:span text:style-name="T3">udržování</text:span><text:span text:style-name="T27"> </text:span><text:span text:style-name="T26">(</text:span><text:span text:style-name="T73">4</text:span><text:span text:style-name="T26">b)</text:span></text:p>
      <text:h text:style-name="P26" text:outline-level="4"><text:soft-page-break/>Ohnivý had</text:h>
      <text:p text:style-name="P9"><text:span text:style-name="T26">D</text:span><text:span text:style-name="T6">osah: střední (3b)<text:line-break/></text:span><text:span text:style-name="T35">Rozsah: 1 cíl (1b)<text:line-break/></text:span><text:span text:style-name="T6">Zranění: 6kz (6b)</text:span></text:p>
      <text:p text:style-name="P9"><text:span text:style-name="T35">S</text:span><text:span text:style-name="T6">chopnost navádění se vyrovná tím, že se mu dá utéct, tj. za to se další body neplatí.</text:span></text:p>
      <text:h text:style-name="P27" text:outline-level="4">Ohnivý oblouk</text:h>
      <text:p text:style-name="P47"><text:span text:style-name="T37">D</text:span><text:span text:style-name="T40">osah: kontaktní (0b)<text:line-break/>Rozsah: </text:span><text:span text:style-name="T29">vše v kontaktní vzdálenosti</text:span><text:span text:style-name="T38"> </text:span><text:span text:style-name="T18">3</text:span><text:span text:style-name="T38">b<text:line-break/></text:span><text:span text:style-name="T39">Zranění: </text:span><text:span text:style-name="T80">7</text:span><text:span text:style-name="T39">kz (6b)</text:span></text:p>
      <text:h text:style-name="P32" text:outline-level="4"><text:span text:style-name="T39">Rozžhavení</text:span></text:h>
      <text:p text:style-name="P48"><text:span text:style-name="T16">Dosah: </text:span><text:span text:style-name="T84">k</text:span><text:span text:style-name="T85">rátký </text:span><text:span text:style-name="T87">(1b)</text:span><text:span text:style-name="T16"><text:line-break/>Rozsah: </text:span><text:span text:style-name="T84">1 </text:span><text:span text:style-name="T86">c</text:span><text:span text:style-name="T87">íl</text:span><text:span text:style-name="T85"> </text:span><text:span text:style-name="T87">(1b)<text:line-break/></text:span><text:span text:style-name="T80">Zranění: </text:span><text:span text:style-name="T90">3kz po 3 kola (6b)</text:span><text:span text:style-name="T87"><text:line-break/></text:span><text:span text:style-name="T88">Obchází zbroj: </text:span><text:span text:style-name="T89">(</text:span><text:span text:style-name="T88">2b</text:span><text:span text:style-name="T89">)</text:span></text:p>
      <text:h text:style-name="Heading_20_3" text:outline-level="3"><text:span text:style-name="T26">L</text:span><text:span text:style-name="T6">edová kouzla</text:span></text:h>
      <text:h text:style-name="P28" text:outline-level="4">Ledová past</text:h>
      <text:p text:style-name="P2"><text:span text:style-name="T15">Dosah: </text:span><text:span text:style-name="T31">krátký</text:span><text:span text:style-name="T15"> (</text:span><text:span text:style-name="T32">1</text:span><text:span text:style-name="T15">b)<text:line-break/></text:span><text:span text:style-name="T16">Rozsah: </text:span><text:span text:style-name="T24">v</text:span><text:span text:style-name="T13">šechno v </text:span><text:span text:style-name="T14">krátké vzdálenosti </text:span><text:span text:style-name="T15">od cílového místa</text:span><text:span text:style-name="T16"> </text:span><text:span text:style-name="T12">(</text:span><text:span text:style-name="T30">5</text:span><text:span text:style-name="T12">b)<text:line-break/></text:span><text:span text:style-name="T22">Zranění: </text:span><text:span text:style-name="T32">8</text:span><text:span text:style-name="T22">kz </text:span><text:span text:style-name="T30">jednorázově </text:span><text:span text:style-name="T32">po spuštění</text:span><text:span text:style-name="T22"> </text:span><text:span text:style-name="T30">(</text:span><text:span text:style-name="T32">4</text:span><text:span text:style-name="T30">b)</text:span></text:p>
      <text:h text:style-name="P29" text:outline-level="4"><text:span text:style-name="T107">L</text:span>edová dýka</text:h>
      <text:p text:style-name="P49"><text:span text:style-name="T17">Dosah: </text:span><text:span text:style-name="T19">střední</text:span><text:span text:style-name="T17"> </text:span><text:span text:style-name="T11">(</text:span><text:span text:style-name="T19">3</text:span><text:span text:style-name="T11">b)</text:span><text:span text:style-name="T17"><text:line-break/>Rozsah: </text:span><text:span text:style-name="T81">1 </text:span><text:span text:style-name="T82">cíl</text:span><text:span text:style-name="T10"> </text:span><text:span text:style-name="T17">(</text:span><text:span text:style-name="T41">1</text:span><text:span text:style-name="T10">b</text:span><text:span text:style-name="T17">)<text:line-break/>Zranění: </text:span><text:span text:style-name="T83">6</text:span><text:span text:style-name="T17">kz </text:span><text:span text:style-name="T11">(</text:span><text:span text:style-name="T83">6</text:span><text:span text:style-name="T11">b)</text:span></text:p>
      <text:h text:style-name="P31" text:outline-level="4"><text:soft-page-break/>Ledová tříšť</text:h>
      <text:p text:style-name="P51"><text:span text:style-name="T11">Dosah: </text:span><text:span text:style-name="T19">střední</text:span><text:span text:style-name="T11"> (</text:span><text:span text:style-name="T19">3</text:span><text:span text:style-name="T11">b)<text:line-break/>Rozsah: </text:span><text:span text:style-name="T17">v</text:span><text:span text:style-name="T10">še v kontaktní vzdálenosti od cíle </text:span><text:span text:style-name="T17">(</text:span><text:span text:style-name="T19">3</text:span><text:span text:style-name="T10">b</text:span><text:span text:style-name="T17">)<text:line-break/></text:span><text:span text:style-name="T11">Zranění: </text:span><text:span text:style-name="T20">4</text:span><text:span text:style-name="T11">kz (</text:span><text:span text:style-name="T20">4</text:span><text:span text:style-name="T11">b)</text:span></text:p>
      <text:h text:style-name="P17" text:outline-level="3"><text:span text:style-name="T99">D</text:span><text:span text:style-name="T100">uševní</text:span><text:span text:style-name="T30"> kouzla</text:span></text:h>
      <text:h text:style-name="P30" text:outline-level="4">Duševní úder</text:h>
      <text:p text:style-name="P10"><text:span text:style-name="T15">Dosah: </text:span><text:span text:style-name="T78">s</text:span><text:span text:style-name="T79">třední</text:span><text:span text:style-name="T15"> (</text:span><text:span text:style-name="T77">3</text:span><text:span text:style-name="T15">b)<text:line-break/></text:span><text:span text:style-name="T16">Rozsah: </text:span><text:span text:style-name="T75">1 </text:span><text:span text:style-name="T76">cíl</text:span><text:span text:style-name="T16"> </text:span><text:span text:style-name="T12">(</text:span><text:span text:style-name="T33">1</text:span><text:span text:style-name="T12">b)</text:span><text:span text:style-name="T33"><text:line-break/>Duševní zranění (obchází zbroj) (2b)<text:line-break/></text:span><text:span text:style-name="T22">Zranění: </text:span><text:span text:style-name="T77">4</text:span><text:span text:style-name="T22">kz </text:span><text:span text:style-name="T30">(</text:span><text:span text:style-name="T77">4</text:span><text:span text:style-name="T30">b)</text:span></text:p>
      <text:h text:style-name="Heading_20_3" text:outline-level="3"><text:span text:style-name="T30">O</text:span><text:span text:style-name="T6">statní kouzla</text:span></text:h>
      <text:h text:style-name="Heading_20_4" text:outline-level="4">Bílá střela</text:h>
      <text:p text:style-name="P45"><text:span text:style-name="T15">Dosah: </text:span><text:span text:style-name="T78">k</text:span><text:span text:style-name="T76">rátký</text:span><text:span text:style-name="T15"> (</text:span><text:span text:style-name="T77">1</text:span><text:span text:style-name="T15">b)<text:line-break/></text:span><text:span text:style-name="T16">Rozsah: </text:span><text:span text:style-name="T75">1 </text:span><text:span text:style-name="T76">cíl</text:span><text:span text:style-name="T16"> </text:span><text:span text:style-name="T12">(</text:span><text:span text:style-name="T33">1</text:span><text:span text:style-name="T12">b)</text:span><text:span text:style-name="T33"><text:line-break/>Duševní zranění (obchází zbroj) (2b)<text:line-break/></text:span><text:span text:style-name="T22">Zranění: </text:span><text:span text:style-name="T77">6</text:span><text:span text:style-name="T22">kz </text:span><text:span text:style-name="T30">(</text:span><text:span text:style-name="T77">6</text:span><text:span text:style-name="T30">b) </text:span><text:span text:style-name="T50">+ 2kz = 8kz (z</text:span><text:span text:style-name="T33">raňuje pouze magické tvory: +2kz</text:span><text:span text:style-name="T50">)</text:span></text:p>
      <text:h text:style-name="Heading_20_4" text:outline-level="4">Beranidlo</text:h>
      <text:p text:style-name="P46"><text:span text:style-name="T15">Dosah: </text:span><text:span text:style-name="T78">k</text:span><text:span text:style-name="T76">rátký</text:span><text:span text:style-name="T15"> (</text:span><text:span text:style-name="T77">1</text:span><text:span text:style-name="T15">b)<text:line-break/></text:span><text:span text:style-name="T16">Rozsah: </text:span><text:span text:style-name="T75">1 </text:span><text:span text:style-name="T76">cíl</text:span><text:span text:style-name="T16"> </text:span><text:span text:style-name="T12">(</text:span><text:span text:style-name="T33">1</text:span><text:span text:style-name="T12">b)<text:line-break/></text:span><text:span text:style-name="T22">Zranění: </text:span><text:span text:style-name="T77">6</text:span><text:span text:style-name="T22">kz </text:span><text:span text:style-name="T30">(</text:span><text:span text:style-name="T77">6</text:span><text:span text:style-name="T30">b)<text:line-break/></text:span><text:span text:style-name="T42">Kouzlo sráží nebo odhazuje: </text:span><text:span text:style-name="T43">(</text:span><text:span text:style-name="T42">2b</text:span><text:span text:style-name="T43">)</text:span></text:p>
      <text:h text:style-name="Heading_20_4" text:outline-level="4">Mrak smrti</text:h>
      <text:p text:style-name="P50"><text:span text:style-name="T15">Dosah: </text:span><text:span text:style-name="T21">střední</text:span><text:span text:style-name="T15"> (</text:span><text:span text:style-name="T21">3</text:span><text:span text:style-name="T15">b)<text:line-break/></text:span><text:span text:style-name="T16">Rozsah: </text:span><text:span text:style-name="T24">v</text:span><text:span text:style-name="T13">šechno v </text:span><text:span text:style-name="T14">krátké vzdálenosti </text:span><text:span text:style-name="T15">od cílového místa</text:span><text:span text:style-name="T16"> </text:span><text:span text:style-name="T12">(</text:span><text:span text:style-name="T30">5</text:span><text:span text:style-name="T12">b)<text:line-break/></text:span><text:span text:style-name="T22">Zranění: </text:span><text:span text:style-name="T23">3</text:span><text:span text:style-name="T22">kz každé kolo po dobu </text:span><text:span text:style-name="T2">udržování</text:span><text:span text:style-name="T22"> </text:span><text:span text:style-name="T25">(1b)</text:span></text:p>
      <text:p text:style-name="P55"><text:span text:style-name="T17">M</text:span><text:span text:style-name="T6">rak smrti navíc blokuje viditelnost (1b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2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19-11-01T13:30:05.434000000</dc:date>
    <meta:print-date>2113-01-01T00:00:00</meta:print-date>
    <meta:editing-cycles>10708</meta:editing-cycles>
    <meta:editing-duration>P30DT20H26M5S</meta:editing-duration>
    <meta:generator>LibreOffice/6.3.2.2$Windows_X86_64 LibreOffice_project/98b30e735bda24bc04ab42594c85f7fd8be07b9c</meta:generator>
    <dc:creator>York </dc:creator>
    <meta:document-statistic meta:table-count="0" meta:image-count="0" meta:object-count="0" meta:page-count="6" meta:paragraph-count="85" meta:word-count="706" meta:character-count="4042" meta:non-whitespace-character-count="3427"/>
  </office:meta>
</office:document-meta>
</file>